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FSC</text:p>
          </table:table-cell>
          <table:table-cell office:value-type="string">
            <text:p>tail-heavy</text:p>
          </table:table-cell>
          <table:table-cell table:number-columns-repeated="7"/>
          <table:table-cell>
            <draw:frame table:end-cell-address="Sheet1.R16" table:end-x="0.2476in" table:end-y="0.0201in" draw:z-index="0" draw:name="Chart 4" draw:style-name="gr1" svg:width="5.024in" svg:height="2.7898in" svg:x="0.5815in" svg:y="0.1465in">
              <draw:object draw:notify-on-update-of-ranges="Sheet1.A5:Sheet1.A15 Sheet1.B4:Sheet1.B4 Sheet1.B5:Sheet1.B15 Sheet1.C4:Sheet1.C4 Sheet1.C5:Sheet1.C15 Sheet1.D4:Sheet1.D4 Sheet1.D5:Sheet1.D15 Sheet1.E4:Sheet1.E4 Sheet1.E5:Sheet1.E15 Sheet1.F4:Sheet1.F4 Sheet1.F5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Four</text:p>
          </table:table-cell>
          <table:table-cell office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table:number-columns-repeated="2" office:value-type="float" office:value="351">
            <text:p>351</text:p>
          </table:table-cell>
          <table:table-cell table:formula="of:=AVERAGE([.B6:.E6])" office:value-type="float" office:value="351.25">
            <text:p>351.2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table:formula="of:=AVERAGE([.B7:.E7])" office:value-type="float" office:value="306">
            <text:p>306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table:formula="of:=AVERAGE([.B8:.E8])" office:value-type="float" office:value="300.5">
            <text:p>300.5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9">
            <text:p>299</text:p>
          </table:table-cell>
          <table:table-cell table:number-columns-repeated="3" office:value-type="float" office:value="300">
            <text:p>300</text:p>
          </table:table-cell>
          <table:table-cell table:formula="of:=AVERAGE([.B9:.E9])" office:value-type="float" office:value="299.75">
            <text:p>299.7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99">
            <text:p>299</text:p>
          </table:table-cell>
          <table:table-cell table:formula="of:=AVERAGE([.B10:.E10])" office:value-type="float" office:value="298.75">
            <text:p>298.7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8">
            <text:p>298</text:p>
          </table:table-cell>
          <table:table-cell table:number-columns-repeated="3" office:value-type="float" office:value="300">
            <text:p>300</text:p>
          </table:table-cell>
          <table:table-cell table:formula="of:=AVERAGE([.B11:.E11])" office:value-type="float" office:value="299.5">
            <text:p>299.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table:number-columns-repeated="2" office:value-type="float" office:value="299">
            <text:p>299</text:p>
          </table:table-cell>
          <table:table-cell table:formula="of:=AVERAGE([.B12:.E12])" office:value-type="float" office:value="299.25">
            <text:p>299.2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8">
            <text:p>298</text:p>
          </table:table-cell>
          <table:table-cell office:value-type="float" office:value="300">
            <text:p>300</text:p>
          </table:table-cell>
          <table:table-cell table:formula="of:=AVERAGE([.B13:.E13])" office:value-type="float" office:value="299.75">
            <text:p>299.7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9">
            <text:p>319</text:p>
          </table:table-cell>
          <table:table-cell table:formula="of:=AVERAGE([.B14:.E14])" office:value-type="float" office:value="313">
            <text:p>313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1">
            <text:p>301</text:p>
          </table:table-cell>
          <table:table-cell office:value-type="float" office:value="298">
            <text:p>298</text:p>
          </table:table-cell>
          <table:table-cell office:value-type="float" office:value="300">
            <text:p>300</text:p>
          </table:table-cell>
          <table:table-cell office:value-type="float" office:value="298">
            <text:p>298</text:p>
          </table:table-cell>
          <table:table-cell table:formula="of:=AVERAGE([.B15:.E15])" office:value-type="float" office:value="299.25">
            <text:p>299.2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R33" table:end-x="0.3311in" table:end-y="0.1142in" draw:z-index="1" draw:name="Chart 5" draw:style-name="gr1" svg:width="5.024in" svg:height="2.8039in" svg:x="0.665in" svg:y="0.0319in">
              <draw:object draw:notify-on-update-of-ranges="Sheet1.A5:Sheet1.A15 Sheet1.F4:Sheet1.F4 Sheet1.F5:Sheet1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2:4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69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98b855" draw:fill-color="#98b855"/>
      <style:text-properties fo:font-size="10pt" style:font-size-asian="10pt" style:font-size-complex="10pt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1" style:family="chart" style:data-style-name="N5000">
      <style:chart-properties chart:symbol-type="automatic" chart:symbol-width="0.176cm" chart:symbol-height="0.176cm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2.762cm" svg:height="7.087cm" xlink:href=".." xlink:type="simple" chart:class="chart:line" chart:style-name="ch1">
        <chart:legend chart:legend-position="end" svg:x="10.815cm" svg:y="2.348cm" chart:style-name="ch2"/>
        <chart:plot-area chart:style-name="ch3" table:cell-range-address="Sheet1.A4:Sheet1.F15" chart:data-source-has-labels="both" svg:x="0.705cm" svg:y="0.699cm" svg:width="9.6cm" svg:height="5.827cm">
          <chartooo:coordinate-region svg:x="1.512cm" svg:y="0.898cm" svg:width="8.606cm" svg:height="4.981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D5:Sheet1.D15" chart:label-cell-address="Sheet1.D4:Sheet1.D4" chart:class="chart:line">
            <chart:data-point chart:repeated="11"/>
          </chart:series>
          <chart:series chart:style-name="ch10" chart:values-cell-range-address="Sheet1.E5:Sheet1.E15" chart:label-cell-address="Sheet1.E4:Sheet1.E4" chart:class="chart:line">
            <chart:data-point chart:repeated="11"/>
          </chart:series>
          <chart:series chart:style-name="ch11" chart:values-cell-range-address="Sheet1.F5:Sheet1.F15" chart:label-cell-address="Sheet1.F4:Sheet1.F4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Three</text:p>
                <draw:g>
                  <svg:desc>Sheet1.D4:Sheet1.D4</svg:desc>
                </draw:g>
              </table:table-cell>
              <table:table-cell office:value-type="string">
                <text:p>Four</text:p>
                <draw:g>
                  <svg:desc>Sheet1.E4:Sheet1.E4</svg:desc>
                </draw:g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D5:Sheet1.D15</svg:desc>
                </draw:g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1.25">
                <text:p>35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99.75">
                <text:p>299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98.75">
                <text:p>298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99.25">
                <text:p>299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1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299.75">
                <text:p>299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8">
                <text:p>298</text:p>
              </table:table-cell>
              <table:table-cell office:value-type="float" office:value="318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319">
                <text:p>3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">
                <text:p>301</text:p>
              </table:table-cell>
              <table:table-cell office:value-type="float" office:value="298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299.25">
                <text:p>299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62cm" svg:height="7.123cm" xlink:href=".." xlink:type="simple" chart:class="chart:line" chart:style-name="ch1">
        <chart:title svg:x="5.182cm" svg:y="0.277cm" chart:style-name="ch2">
          <text:p>Average</text:p>
        </chart:title>
        <chart:legend chart:legend-position="end" svg:x="10.815cm" svg:y="3.266cm" chart:style-name="ch3"/>
        <chart:plot-area chart:style-name="ch4" table:cell-range-address="Sheet1.A5:Sheet1.A15 Sheet1.F4:Sheet1.F15" chart:data-source-has-labels="both" svg:x="0.705cm" svg:y="1.854cm" svg:width="9.6cm" svg:height="4.707cm">
          <chartooo:coordinate-region svg:x="1.512cm" svg:y="2.053cm" svg:width="8.606cm" svg:height="3.861cm"/>
          <chart:axis chart:dimension="x" chart:name="primary-x" chart:style-name="ch5">
            <chart:categories table:cell-range-address="Sheet1.A5:Sheet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5:Sheet1.F15" chart:label-cell-address="Sheet1.F4:Sheet1.F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F5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1.25">
                <text:p>35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.75">
                <text:p>299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.75">
                <text:p>298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.25">
                <text:p>299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75">
                <text:p>299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.25">
                <text:p>299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